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our tout les joueur d’échecs débutant ou pro, qui désire apprendre et s’améliorer, ce site est un site d’échecs compétitifs et convivial qui vous donnera l’opportunité d’apprendre les bases des échecs mais surtout de participer à des compétitions<text:s/>et des tournois<text:s/>partout en France. Contrairement aux autres sites du même genre nous ne vous proposons pas de jouer des inconnus en ligne mais de vrai rencontres lors d’événements ce qui vous permettra d’approfondir votre connaissance des échec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noit Dufour</meta:initial-creator>
    <dc:creator>Benoit Dufour</dc:creator>
    <meta:creation-date>2023-02-15T09:26:00Z</meta:creation-date>
    <dc:date>2023-02-15T09:43:00Z</dc:date>
    <meta:template xlink:href="Normal" xlink:type="simple"/>
    <meta:editing-cycles>2</meta:editing-cycles>
    <meta:editing-duration>PT0S</meta:editing-duration>
    <meta:document-statistic meta:page-count="1" meta:paragraph-count="1" meta:word-count="76" meta:character-count="495" meta:row-count="3" meta:non-whitespace-character-count="420"/>
  </office:meta>
</office:document-meta>
</file>